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47e91"/>
    </style:style>
    <style:style style:name="P2" style:family="paragraph" style:parent-style-name="Standard">
      <style:text-properties officeooo:paragraph-rsid="0006f19d"/>
    </style:style>
    <style:style style:name="T1" style:family="text">
      <style:text-properties style:font-name="Khmer OS" fo:font-size="18pt" officeooo:rsid="00047e91"/>
    </style:style>
    <style:style style:name="T2" style:family="text">
      <style:text-properties style:font-name="Khmer OS" fo:font-size="18pt" officeooo:rsid="00050a5f"/>
    </style:style>
    <style:style style:name="T3" style:family="text">
      <style:text-properties style:font-name="Khmer OS" fo:font-size="18pt" officeooo:rsid="0006f19d"/>
    </style:style>
    <style:style style:name="T4" style:family="text">
      <style:text-properties officeooo:rsid="0006f1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Date: 20/Jan/2021</text:span><text:span text:style-name="T1"><text:line-break/><text:line-break/>Main idea is a complete sentence.<text:line-break/>Example : My favorite book is The History of Xenrovia.<text:line-break/><text:line-break/>Topic sentence is like title<text:line-break/>Example: The advantage of reading book.</text:span></text:p>
      <text:p text:style-name="P1"><text:span text:style-name="T1"/></text:p>
      <text:p text:style-name="P1"><text:span text:style-name="T1">-------------------------------------------------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7.2$Linux_X86_64 LibreOffice_project/40$Build-2</meta:generator>
    <dc:date>2021-01-21T08:19:00.499444621</dc:date>
    <meta:editing-duration>PT6M25S</meta:editing-duration>
    <meta:editing-cycles>5</meta:editing-cycles>
    <meta:document-statistic meta:table-count="0" meta:image-count="0" meta:object-count="0" meta:page-count="1" meta:paragraph-count="2" meta:word-count="30" meta:character-count="226" meta:non-whitespace-character-count="196"/>
  </office:meta>
</office:document-meta>
</file>